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7.3.0.0 --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automatic-styles>
    <style:style style:name="P1" style:family="paragraph" style:parent-style-name="Standard" style:master-page-name="Standard">
      <style:paragraph-properties fo:margin-top="0cm" style:page-number="1"/>
    </style:style>
    <style:style style:name="T1_1" style:family="text" style:parent-style-name="Standard"/>
    <style:style style:name="P2" style:family="paragraph" style:parent-style-name="Normal"/>
    <style:style style:name="T2_1" style:family="text">
      <style:text-properties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font-weight="normal" style:font-weight-asian="normal" style:text-underline-style="none"/>
    </style:style>
    <style:style style:name="P3" style:family="paragraph" style:parent-style-name="Normal"/>
    <style:style style:name="T3_1" style:family="text">
      <style:text-properties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font-weight="normal" style:font-weight-asian="normal" style:text-underline-style="none"/>
    </style:style>
    <style:style style:name="P4" style:family="paragraph" style:parent-style-name="Normal"/>
    <style:style style:name="T4_1" style:family="text">
      <style:text-properties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font-weight="normal" style:font-weight-asian="normal" style:text-underline-style="none"/>
    </style:style>
    <style:style style:name="P5" style:family="paragraph" style:parent-style-name="Normal"/>
    <style:style style:name="T5_1" style:family="text">
      <style:text-properties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font-weight="normal" style:font-weight-asian="normal" style:text-underline-style="none"/>
    </style:style>
    <style:style style:name="P6" style:family="paragraph" style:parent-style-name="Normal"/>
    <style:style style:name="T6_1" style:family="text">
      <style:text-properties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font-weight="normal" style:font-weight-asian="normal" style:text-underline-style="none"/>
    </style:style>
    <style:style style:name="P7" style:family="paragraph" style:parent-style-name="Normal"/>
    <style:style style:name="T7_1" style:family="text">
      <style:text-properties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font-weight="normal" style:font-weight-asian="normal" style:text-underline-style="none"/>
    </style:style>
    <style:style style:name="T7_2" style:family="text"/>
    <style:style style:name="T7_3" style:family="text"/>
    <style:style style:name="P8" style:family="paragraph" style:parent-style-name="Standard">
      <style:paragraph-properties fo:margin-top="0cm"/>
    </style:style>
    <style:style style:name="P9" style:family="paragraph" style:parent-style-name="Standard">
      <style:paragraph-properties fo:margin-top="0cm"/>
    </style:style>
    <style:style style:name="T9_1" style:family="text"/>
    <style:style style:name="P10" style:family="paragraph" style:parent-style-name="Standard">
      <style:paragraph-properties fo:margin-top="0cm"/>
    </style:style>
    <style:style style:name="P11" style:family="paragraph" style:parent-style-name="Standard">
      <style:paragraph-properties fo:margin-top="0cm"/>
    </style:style>
    <style:style style:name="T11_1" style:family="text"/>
    <style:style style:name="T11_2" style:family="text" style:parent-style-name="Standard"/>
    <style:style style:name="P12" style:family="paragraph" style:parent-style-name="Normal"/>
    <style:style style:name="T12_1" style:family="text"/>
    <style:style style:name="T12_2" style:family="text" style:parent-style-name="Standard"/>
    <style:style style:name="P13" style:family="paragraph" style:parent-style-name="Normal"/>
    <style:style style:name="T13_1" style:family="text"/>
    <style:style style:name="P14" style:family="paragraph" style:parent-style-name="Standard">
      <style:paragraph-properties fo:margin-top="0cm"/>
    </style:style>
    <style:style style:name="P15" style:family="paragraph" style:parent-style-name="Standard">
      <style:paragraph-properties fo:margin-top="0cm"/>
    </style:style>
    <style:style style:name="T15_1" style:family="text"/>
    <style:style style:name="P16" style:family="paragraph" style:parent-style-name="Standard">
      <style:paragraph-properties fo:margin-top="0cm"/>
    </style:style>
    <style:style style:name="P17" style:family="paragraph" style:parent-style-name="Standard">
      <style:paragraph-properties fo:text-indent="-0.635cm" fo:margin-top="0cm" fo:margin-left="1.27cm" fo:margin-right="0cm"/>
    </style:style>
    <style:style style:name="T17_1" style:family="text"/>
    <style:style style:name="P18" style:family="paragraph" style:parent-style-name="Standard">
      <style:paragraph-properties fo:text-indent="-0.635cm" fo:margin-top="0cm" fo:margin-left="1.27cm" fo:margin-right="0cm"/>
    </style:style>
    <style:style style:name="T18_1" style:family="text"/>
    <style:style style:name="P19" style:family="paragraph" style:parent-style-name="Standard">
      <style:paragraph-properties fo:text-indent="-0.635cm" fo:margin-top="0cm" fo:margin-left="1.27cm" fo:margin-right="0cm"/>
    </style:style>
    <style:style style:name="T19_1" style:family="text"/>
    <style:style style:name="P20" style:family="paragraph" style:parent-style-name="Standard">
      <style:paragraph-properties fo:text-indent="-0.635cm" fo:margin-top="0cm" fo:margin-left="1.27cm" fo:margin-right="0cm"/>
    </style:style>
    <style:style style:name="T20_1" style:family="text"/>
    <style:style style:name="P21" style:family="paragraph" style:parent-style-name="Standard">
      <style:paragraph-properties fo:text-indent="-0.635cm" fo:margin-top="0cm" fo:margin-left="1.27cm" fo:margin-right="0cm"/>
    </style:style>
    <style:style style:name="T21_1" style:family="text"/>
    <style:style style:name="P22" style:family="paragraph" style:parent-style-name="Standard">
      <style:paragraph-properties fo:text-indent="-0.635cm" fo:margin-top="0cm" fo:margin-left="1.27cm" fo:margin-right="0cm"/>
    </style:style>
    <style:style style:name="T22_1" style:family="text"/>
    <style:style style:name="P23" style:family="paragraph" style:parent-style-name="Standard">
      <style:paragraph-properties fo:margin-top="0cm"/>
    </style:style>
    <style:style style:name="P24" style:family="paragraph" style:parent-style-name="Standard">
      <style:paragraph-properties fo:margin-top="0cm"/>
    </style:style>
    <style:style style:name="T24_1" style:family="text"/>
    <style:style style:name="T24_2" style:family="text" style:parent-style-name="Standard"/>
    <style:style style:name="P25" style:family="paragraph" style:parent-style-name="Normal"/>
    <style:style style:name="T25_1" style:family="text"/>
    <style:style style:name="T25_2" style:family="text" style:parent-style-name="Standard"/>
    <style:style style:name="P26" style:family="paragraph" style:parent-style-name="Normal"/>
    <style:style style:name="T26_1" style:family="text"/>
    <style:style style:name="P27" style:family="paragraph" style:parent-style-name="Standard">
      <style:paragraph-properties fo:margin-top="0cm"/>
    </style:style>
    <style:style style:name="P28" style:family="paragraph" style:parent-style-name="Standard">
      <style:paragraph-properties fo:margin-top="0cm"/>
    </style:style>
    <style:style style:name="T28_1" style:family="text" style:parent-style-name="Standard"/>
    <style:style style:name="P29" style:family="paragraph" style:parent-style-name="Normal"/>
    <style:style style:name="T29_1" style:family="text">
      <style:text-properties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font-weight="normal" style:font-weight-asian="normal" style:text-underline-style="none"/>
    </style:style>
    <style:style style:name="T29_2" style:family="text"/>
    <style:style style:name="P30" style:family="paragraph" style:parent-style-name="Standard">
      <style:paragraph-properties fo:margin-top="0cm"/>
    </style:style>
    <style:style style:name="P31" style:family="paragraph" style:parent-style-name="Standard">
      <style:paragraph-properties fo:margin-top="0cm"/>
    </style:style>
    <style:style style:name="T31_1" style:family="text"/>
    <style:style style:name="P32" style:family="paragraph" style:parent-style-name="Standard">
      <style:paragraph-properties fo:margin-top="0cm"/>
    </style:style>
    <style:style style:name="P33" style:family="paragraph" style:parent-style-name="Standard">
      <style:paragraph-properties fo:margin-top="0cm"/>
    </style:style>
    <style:style style:name="T33_1" style:family="text"/>
    <style:style style:name="P34" style:family="paragraph" style:parent-style-name="Standard">
      <style:paragraph-properties fo:margin-top="0cm"/>
    </style:style>
    <style:style style:name="P35" style:family="paragraph" style:parent-style-name="Standard">
      <style:paragraph-properties fo:margin-top="0cm"/>
    </style:style>
    <style:style style:name="T35_1" style:family="text"/>
    <style:style style:name="P36" style:family="paragraph" style:parent-style-name="Standard">
      <style:paragraph-properties fo:margin-top="0cm"/>
    </style:style>
    <style:style style:name="P37" style:family="paragraph" style:parent-style-name="Standard">
      <style:paragraph-properties fo:text-indent="-0.635cm" fo:margin-top="0cm" fo:margin-left="1.27cm" fo:margin-right="0cm"/>
    </style:style>
    <style:style style:name="T37_1" style:family="text"/>
    <style:style style:name="P38" style:family="paragraph" style:parent-style-name="Standard">
      <style:paragraph-properties fo:text-indent="-0.635cm" fo:margin-top="0cm" fo:margin-left="1.27cm" fo:margin-right="0cm"/>
    </style:style>
    <style:style style:name="T38_1" style:family="text"/>
    <style:style style:name="P39" style:family="paragraph" style:parent-style-name="Standard">
      <style:paragraph-properties fo:text-indent="-0.635cm" fo:margin-top="0cm" fo:margin-left="1.27cm" fo:margin-right="0cm"/>
    </style:style>
    <style:style style:name="T39_1" style:family="text"/>
    <style:style style:name="P40" style:family="paragraph" style:parent-style-name="Standard">
      <style:paragraph-properties fo:text-indent="-0.635cm" fo:margin-top="0cm" fo:margin-left="1.27cm" fo:margin-right="0cm"/>
    </style:style>
    <style:style style:name="T40_1" style:family="text"/>
    <style:style style:name="P41" style:family="paragraph" style:parent-style-name="Standard">
      <style:paragraph-properties fo:text-indent="-0.635cm" fo:margin-top="0cm" fo:margin-left="1.27cm" fo:margin-right="0cm"/>
    </style:style>
    <style:style style:name="T41_1" style:family="text"/>
    <style:style style:name="P42" style:family="paragraph" style:parent-style-name="Standard">
      <style:paragraph-properties fo:text-indent="-0.635cm" fo:margin-top="0cm" fo:margin-left="1.27cm" fo:margin-right="0cm"/>
    </style:style>
    <style:style style:name="T42_1" style:family="text"/>
    <style:style style:name="P43" style:family="paragraph" style:parent-style-name="Standard">
      <style:paragraph-properties fo:margin-top="0cm"/>
    </style:style>
    <style:style style:name="T43_1" style:family="text"/>
    <style:style style:name="P44" style:family="paragraph" style:parent-style-name="Standard">
      <style:paragraph-properties fo:margin-top="0cm"/>
    </style:style>
    <style:style style:name="T44_1" style:family="text"/>
    <style:style style:name="P45" style:family="paragraph" style:parent-style-name="Standard">
      <style:paragraph-properties fo:margin-top="0cm"/>
    </style:style>
    <style:style style:name="P46" style:family="paragraph" style:parent-style-name="Standard">
      <style:paragraph-properties fo:margin-top="0cm"/>
    </style:style>
    <style:style style:name="T46_1" style:family="text"/>
    <style:style style:name="P47" style:family="paragraph" style:parent-style-name="Standard">
      <style:paragraph-properties fo:margin-top="0cm"/>
    </style:style>
    <style:style style:name="P48" style:family="paragraph" style:parent-style-name="Standard">
      <style:paragraph-properties fo:margin-top="0cm"/>
    </style:style>
    <style:style style:name="T48_1" style:family="text"/>
    <style:style style:name="T48_2" style:family="text" style:parent-style-name="Standard"/>
    <style:style style:name="P49" style:family="paragraph" style:parent-style-name="Normal"/>
    <style:style style:name="T49_1" style:family="text"/>
    <style:style style:name="P50" style:family="paragraph" style:parent-style-name="Standard">
      <style:paragraph-properties fo:margin-top="0cm"/>
    </style:style>
    <style:style style:name="P51" style:family="paragraph" style:parent-style-name="Standard">
      <style:paragraph-properties fo:margin-top="0cm"/>
    </style:style>
    <style:style style:name="T51_1" style:family="text"/>
    <style:style style:name="P52" style:family="paragraph" style:parent-style-name="Standard">
      <style:paragraph-properties fo:margin-top="0cm"/>
    </style:style>
    <style:style style:name="P53" style:family="paragraph" style:parent-style-name="Standard">
      <style:paragraph-properties fo:margin-top="0cm"/>
    </style:style>
    <style:style style:name="T53_1" style:family="text"/>
    <style:style style:name="P54" style:family="paragraph" style:parent-style-name="Standard">
      <style:paragraph-properties fo:margin-top="0cm"/>
    </style:style>
    <style:style style:name="P55" style:family="paragraph" style:parent-style-name="Standard">
      <style:paragraph-properties fo:margin-top="0cm"/>
    </style:style>
    <style:style style:name="T55_1" style:family="text"/>
    <style:style style:name="P56" style:family="paragraph" style:parent-style-name="Standard">
      <style:paragraph-properties fo:margin-top="0cm"/>
    </style:style>
    <style:style style:name="P57" style:family="paragraph" style:parent-style-name="Standard">
      <style:paragraph-properties fo:margin-top="0cm"/>
    </style:style>
    <style:style style:name="T57_1" style:family="text"/>
    <style:style style:name="T57_2" style:family="text" style:parent-style-name="Standard"/>
    <style:style style:name="P58" style:family="paragraph" style:parent-style-name="Normal"/>
    <style:style style:name="T58_1" style:family="text"/>
    <style:style style:name="T58_2" style:family="text" style:parent-style-name="Standard"/>
    <style:style style:name="P59" style:family="paragraph" style:parent-style-name="Normal"/>
    <style:style style:name="T59_1" style:family="text"/>
    <style:style style:name="P60" style:family="paragraph" style:parent-style-name="Standard">
      <style:paragraph-properties fo:margin-top="0cm"/>
    </style:style>
    <style:style style:name="P61" style:family="paragraph" style:parent-style-name="Standard">
      <style:paragraph-properties fo:margin-top="0cm"/>
    </style:style>
    <style:style style:name="T61_1" style:family="text"/>
    <style:style style:name="P62" style:family="paragraph" style:parent-style-name="Standard">
      <style:paragraph-properties fo:margin-top="0cm"/>
    </style:style>
    <style:style style:name="P63" style:family="paragraph" style:parent-style-name="Standard">
      <style:paragraph-properties fo:margin-top="0cm"/>
    </style:style>
    <style:style style:name="T63_1" style:family="text"/>
    <style:style style:name="T63_2" style:family="text" style:parent-style-name="Standard"/>
    <style:style style:name="P64" style:family="paragraph" style:parent-style-name="Normal"/>
    <style:style style:name="T64_1" style:family="text"/>
    <style:style style:name="T64_2" style:family="text" style:parent-style-name="Standard"/>
    <style:style style:name="P65" style:family="paragraph" style:parent-style-name="Normal"/>
    <style:style style:name="T65_1" style:family="text"/>
    <style:style style:name="T65_2" style:family="text" style:parent-style-name="Standard"/>
    <style:style style:name="P66" style:family="paragraph" style:parent-style-name="Normal"/>
    <style:style style:name="T66_1" style:family="text"/>
    <style:style style:name="T66_2" style:family="text" style:parent-style-name="Standard"/>
    <style:style style:name="P67" style:family="paragraph" style:parent-style-name="Normal"/>
    <style:style style:name="T67_1" style:family="text"/>
    <style:style style:name="P68" style:family="paragraph" style:parent-style-name="Standard">
      <style:paragraph-properties fo:margin-top="0cm"/>
    </style:style>
    <style:style style:name="P69" style:family="paragraph" style:parent-style-name="Standard">
      <style:paragraph-properties fo:margin-top="0cm"/>
    </style:style>
    <style:style style:name="T69_1" style:family="text"/>
    <style:style style:name="P70" style:family="paragraph" style:parent-style-name="Standard">
      <style:paragraph-properties fo:margin-top="0cm"/>
    </style:style>
    <style:style style:name="P71" style:family="paragraph" style:parent-style-name="Standard">
      <style:paragraph-properties fo:margin-top="0cm"/>
    </style:style>
    <style:style style:name="T71_1" style:family="text"/>
    <style:style style:name="T71_2" style:family="text" style:parent-style-name="Standard"/>
    <style:style style:name="P72" style:family="paragraph" style:parent-style-name="Normal"/>
    <style:style style:name="T72_1" style:family="text"/>
    <style:style style:name="P73" style:family="paragraph" style:parent-style-name="Standard">
      <style:paragraph-properties fo:margin-top="0cm"/>
    </style:style>
    <style:style style:name="P74" style:family="paragraph" style:parent-style-name="Standard">
      <style:paragraph-properties fo:margin-top="0cm"/>
    </style:style>
    <style:style style:name="T74_1" style:family="text"/>
    <style:style style:name="P75" style:family="paragraph" style:parent-style-name="Standard">
      <style:paragraph-properties fo:margin-top="0cm"/>
    </style:style>
    <style:style style:name="P76" style:family="paragraph" style:parent-style-name="Standard">
      <style:paragraph-properties fo:margin-top="0cm"/>
    </style:style>
    <style:style style:name="T76_1" style:family="text"/>
    <style:style style:name="T76_2" style:family="text" style:parent-style-name="Standard"/>
    <style:style style:name="P77" style:family="paragraph" style:parent-style-name="Normal"/>
    <style:style style:name="T77_1" style:family="text"/>
    <style:style style:name="T77_2" style:family="text" style:parent-style-name="Standard"/>
    <style:style style:name="P78" style:family="paragraph" style:parent-style-name="Normal"/>
    <style:style style:name="T78_1" style:family="text"/>
    <style:style style:name="T78_2" style:family="text" style:parent-style-name="Standard"/>
    <style:style style:name="P79" style:family="paragraph" style:parent-style-name="Normal"/>
    <style:style style:name="T79_1" style:family="text"/>
    <style:style style:name="P80" style:family="paragraph" style:parent-style-name="Standard">
      <style:paragraph-properties fo:margin-top="0cm"/>
    </style:style>
    <style:style style:name="P81" style:family="paragraph" style:parent-style-name="Standard">
      <style:paragraph-properties fo:margin-top="0cm"/>
    </style:style>
    <style:style style:name="T81_1" style:family="text"/>
    <style:style style:name="T81_2" style:family="text" style:parent-style-name="Standard"/>
    <style:style style:name="P82" style:family="paragraph" style:parent-style-name="Normal"/>
    <style:style style:name="T82_1" style:family="text"/>
    <style:style style:name="T82_2" style:family="text" style:parent-style-name="Standard"/>
    <style:style style:name="P83" style:family="paragraph" style:parent-style-name="Normal"/>
    <style:style style:name="T83_1" style:family="text"/>
    <style:style style:name="P84" style:family="paragraph" style:parent-style-name="Standard">
      <style:paragraph-properties fo:margin-top="0cm"/>
    </style:style>
    <style:style style:name="P85" style:family="paragraph" style:parent-style-name="Standard">
      <style:paragraph-properties fo:margin-top="0cm" fo:margin-bottom="0cm"/>
    </style:style>
    <style:style style:name="T85_1" style:family="text" style:parent-style-name="Standard"/>
    <style:style style:name="P86" style:family="paragraph" style:parent-style-name="Normal"/>
    <style:style style:name="T86_1" style:family="text">
      <style:text-properties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font-weight="normal" style:font-weight-asian="normal" style:text-underline-style="none"/>
    </style:style>
    <style:style style:name="T86_2" style:family="text"/>
    <style:style style:name="T86_3" style:family="text" style:parent-style-name="Standard"/>
    <style:style style:name="P87" style:family="paragraph" style:parent-style-name="Normal"/>
    <style:style style:name="T87_1" style:family="text"/>
  </office:automatic-styles>
  <office:body>
    <office:text>
      <text:p text:style-name="P1"><text:span text:style-name="T1_1"><office:annotation><dc:creator>Lorcan Healy</dc:creator><text:p text:style-name="P2"><text:span text:style-name="T2_1">medical<text:s/>backing<text:s/>up<text:s/>everything,</text:span></text:p><text:p text:style-name="P3"><text:span text:style-name="T3_1">reference,</text:span></text:p><text:p text:style-name="P4"><text:span text:style-name="T4_1">get<text:s/>doctors<text:s/>take<text:s/>on<text:s/>app,</text:span></text:p><text:p text:style-name="P5"><text:span text:style-name="T5_1">should<text:s/>read<text:s/>like<text:s/>a<text:s/>story,</text:span></text:p><text:p text:style-name="P6"><text:span text:style-name="T6_1">reference<text:s/>doctor<text:s/>talk,</text:span></text:p><text:p text:style-name="P7"><text:span text:style-name="T7_1">organization</text:span></text:p></office:annotation></text:span><text:span text:style-name="T7_2">Cystic<text:s/>Fibrosis<text:s/></text:span><text:span text:style-name="T7_3">is<text:s/>an<text:s/>inherited<text:s/>chronic<text:s/>disease<text:s/>that<text:s/>primarily<text:s/>affects<text:s/>the<text:s/>lungs<text:s/>and<text:s/>digestive<text:s/>system.</text:span></text:p>
      <text:p text:style-name="P8"/>
      <text:p text:style-name="P9"><text:span text:style-name="T9_1">Lungs</text:span></text:p>
      <text:p text:style-name="P10"/>
      <text:p text:style-name="P11"><text:span text:style-name="T11_1">A<text:s/>defective<text:s/>gene<text:s/>causes<text:s/>the<text:s/>body<text:s/>to<text:s/>produces<text:s/>thick,<text:s/>sticky<text:s/>mucus.<text:s/>This<text:s/>over<text:s/>time<text:s/>damages<text:s/>the<text:s/>lungs<text:s/>blocks<text:s/>airways<text:s/>making<text:s/>it<text:s/>hard<text:s/>to<text:s/>breathe.
</text:span><text:span text:style-name="T11_2"><office:annotation><dc:creator>Grammarly</dc:creator><text:p text:style-name="P12"><text:span text:style-name="T12_1">Inserted:<text:s/>e</text:span></text:p></office:annotation></text:span><text:span text:style-name="T12_2"><office:annotation><dc:creator>Grammarly</dc:creator><text:p text:style-name="P13"><text:span text:style-name="T13_1">Deleted:,</text:span></text:p></office:annotation></text:span></text:p>
      <text:p text:style-name="P14"/>
      <text:p text:style-name="P15"><text:span text:style-name="T15_1">The<text:s/>most<text:s/>common<text:s/>symptoms<text:s/>of<text:s/>CF<text:s/>respiratory<text:s/>are<text:s/>:</text:span></text:p>
      <text:p text:style-name="P16"/>
      <text:list text:style-name="LS2" xml:id="list0">
        <text:list-item>
          <text:p text:style-name="P17"><text:span text:style-name="T17_1">Chronic<text:s/>coughing</text:span></text:p>
        </text:list-item>
        <text:list-item>
          <text:p text:style-name="P18"><text:span text:style-name="T18_1">Recurring<text:s/>chest<text:s/>cold</text:span></text:p>
        </text:list-item>
        <text:list-item>
          <text:p text:style-name="P19"><text:span text:style-name="T19_1">Wheezing</text:span></text:p>
        </text:list-item>
        <text:list-item>
          <text:p text:style-name="P20"><text:span text:style-name="T20_1">Shortness<text:s/>of<text:s/>breath</text:span></text:p>
        </text:list-item>
        <text:list-item>
          <text:p text:style-name="P21"><text:span text:style-name="T21_1">Frequent<text:s/>sinus<text:s/>infections</text:span></text:p>
        </text:list-item>
        <text:list-item>
          <text:p text:style-name="P22"><text:span text:style-name="T22_1">Allergies<text:s/>that<text:s/>last<text:s/>all<text:s/>year</text:span></text:p>
        </text:list-item>
      </text:list>
      <text:p text:style-name="P23"/>
      <text:p text:style-name="P24"><text:span text:style-name="T24_1">Symptoms<text:s/>of<text:s/>the<text:s/>lung<text:s/>disease<text:s/>start<text:s/>from<text:s/>infancy<text:s/>and<text:s/>there<text:s/>is<text:s/>all<text:s/>small<text:s/>but<text:s/>progressive<text:s/>loss<text:s/>of<text:s/>lung<text:s/>function<text:s/>with<text:s/>every<text:s/>passing<text:s/>year.
</text:span><text:span text:style-name="T24_2"><office:annotation><dc:creator>Grammarly</dc:creator><text:p text:style-name="P25"><text:span text:style-name="T25_1">Inserted:<text:s/>of</text:span></text:p></office:annotation></text:span><text:span text:style-name="T25_2"><office:annotation><dc:creator>Grammarly</dc:creator><text:p text:style-name="P26"><text:span text:style-name="T26_1">Deleted:in</text:span></text:p></office:annotation></text:span></text:p>
      <text:p text:style-name="P27"/>
      <text:p text:style-name="P28"><text:span text:style-name="T28_1"><office:annotation><dc:creator>Lorcan Healy</dc:creator><text:p text:style-name="P29"><text:span text:style-name="T29_1">fill<text:s/>in</text:span></text:p></office:annotation></text:span><text:span text:style-name="T29_2">[medical<text:s/>backup<text:s/>for<text:s/>the<text:s/>points<text:s/>made<text:s/>above]</text:span></text:p>
      <text:p text:style-name="P30"/>
      <text:p text:style-name="P31"><text:span text:style-name="T31_1">Digestive<text:s/>System</text:span></text:p>
      <text:p text:style-name="P32"/>
      <text:p text:style-name="P33"><text:span text:style-name="T33_1">The<text:s/>CF<text:s/>gene<text:s/>obstructs<text:s/>the<text:s/>pancreas<text:s/>and<text:s/>stops<text:s/>the<text:s/>natural<text:s/>enzymes<text:s/>from<text:s/>helping<text:s/>the<text:s/>body<text:s/>break<text:s/>down<text:s/>and<text:s/>absorbing<text:s/>food.</text:span></text:p>
      <text:p text:style-name="P34"/>
      <text:p text:style-name="P35"><text:span text:style-name="T35_1">The<text:s/>most<text:s/>common<text:s/>symptoms<text:s/>of<text:s/>CF<text:s/>gastrointestinal<text:s/>disease<text:s/>are<text:s/>:</text:span></text:p>
      <text:p text:style-name="P36"/>
      <text:list text:style-name="LS3" xml:id="list6">
        <text:list-item>
          <text:p text:style-name="P37"><text:span text:style-name="T37_1">Inability<text:s/>to<text:s/>gain<text:s/>weight<text:s/>which<text:s/>can<text:s/>potentially<text:s/>lead<text:s/>to<text:s/>the<text:s/>patient<text:s/>having<text:s/>to<text:s/>take<text:s/>extreme<text:s/>measures<text:s/>such<text:s/>as<text:s/>been<text:s/>tube<text:s/>fed<text:s/>or<text:s/>peg<text:s/>fed</text:span></text:p>
        </text:list-item>
        <text:list-item>
          <text:p text:style-name="P38"><text:span text:style-name="T38_1">Diabetes<text:s/>as<text:s/>a<text:s/>result<text:s/>of<text:s/>high<text:s/>blood<text:s/>sugars<text:s/>and<text:s/>some<text:s/>of<text:s/>the<text:s/>medicines<text:s/>over<text:s/>time<text:s/>can<text:s/>lead<text:s/>to<text:s/>a<text:s/>patient<text:s/>contracting<text:s/>diabetes</text:span></text:p>
        </text:list-item>
        <text:list-item>
          <text:p text:style-name="P39"><text:span text:style-name="T39_1">Poor<text:s/>growth</text:span></text:p>
        </text:list-item>
        <text:list-item>
          <text:p text:style-name="P40"><text:span text:style-name="T40_1">Excessive<text:s/>sweating</text:span></text:p>
        </text:list-item>
        <text:list-item>
          <text:p text:style-name="P41"><text:span text:style-name="T41_1">Recurrent<text:s/>inflammation<text:s/>of<text:s/>the<text:s/>pancreas</text:span></text:p>
        </text:list-item>
        <text:list-item>
          <text:p text:style-name="P42"><text:span text:style-name="T42_1">Salty<text:s/>skin</text:span></text:p>
        </text:list-item>
      </text:list>
      <text:p text:style-name="P43"><text:span text:style-name="T43_1">
</text:span></text:p>
      <text:p text:style-name="P44"><text:span text:style-name="T44_1">Risk<text:s/>Factors</text:span></text:p>
      <text:p text:style-name="P45"/>
      <text:p text:style-name="P46"><text:span text:style-name="T46_1">Genes<text:s/>:</text:span></text:p>
      <text:p text:style-name="P47"/>
      <text:p text:style-name="P48"><text:span text:style-name="T48_1">CF<text:s/>gene<text:s/>mutations<text:s/>are<text:s/>divided<text:s/>into<text:s/>three<text:s/>classes<text:s/>1,2,3<text:s/>are<text:s/>generally<text:s/>more<text:s/>severe<text:s/>causing<text:s/>"Classic<text:s/>CF",<text:s/>classes<text:s/>4,5<text:s/>are<text:s/>usually<text:s/>milder.<text:s/>Also,<text:s/>other<text:s/>genes<text:s/>called<text:s/>modifier<text:s/>gene<text:s/>can<text:s/>affect<text:s/>a<text:s/>person's<text:s/>symptoms<text:s/>and<text:s/>outcomes.
</text:span><text:span text:style-name="T48_2"><office:annotation><dc:creator>Grammarly</dc:creator><text:p text:style-name="P49"><text:span text:style-name="T49_1">Inserted:<text:s/>,</text:span></text:p></office:annotation></text:span></text:p>
      <text:p text:style-name="P50"/>
      <text:p text:style-name="P51"><text:span text:style-name="T51_1">Environments<text:s/>&amp;<text:s/>lifestyles<text:s/>:</text:span></text:p>
      <text:p text:style-name="P52"/>
      <text:p text:style-name="P53"><text:span text:style-name="T53_1">People<text:s/>with<text:s/>CF<text:s/>and<text:s/>to<text:s/>consume<text:s/>a<text:s/>very<text:s/>large<text:s/>number<text:s/>of<text:s/>calories<text:s/>to<text:s/>maintain<text:s/>weight<text:s/>and<text:s/>grow<text:s/>which<text:s/>can<text:s/>be<text:s/>difficult<text:s/>to<text:s/>achieve.<text:s/>Physical<text:s/>activity<text:s/>is<text:s/>also<text:s/>important<text:s/>to<text:s/>help<text:s/>keep<text:s/>lungs<text:s/>healthy.</text:span></text:p>
      <text:p text:style-name="P54"/>
      <text:p text:style-name="P55"><text:span text:style-name="T55_1">Age<text:s/>:</text:span></text:p>
      <text:p text:style-name="P56"/>
      <text:p text:style-name="P57"><text:span text:style-name="T57_1">Age<text:s/>plays<text:s/>a<text:s/>large<text:s/>role<text:s/>in<text:s/>a<text:s/>patient's<text:s/>life.<text:s/>There<text:s/>is<text:s/>specific<text:s/>age<text:s/>ranges<text:s/>throughout<text:s/>a<text:s/>patient's<text:s/>life<text:s/>that<text:s/>can<text:s/>have<text:s/>a<text:s/>big<text:s/>or<text:s/>small<text:s/>impact<text:s/>on<text:s/>a<text:s/>patient's<text:s/>quality<text:s/>of<text:s/>life.
</text:span><text:span text:style-name="T57_2"><office:annotation><dc:creator>Grammarly</dc:creator><text:p text:style-name="P58"><text:span text:style-name="T58_1">Inserted:<text:s/>is</text:span></text:p></office:annotation></text:span><text:span text:style-name="T58_2"><office:annotation><dc:creator>Grammarly</dc:creator><text:p text:style-name="P59"><text:span text:style-name="T59_1">Deleted:are</text:span></text:p></office:annotation></text:span></text:p>
      <text:p text:style-name="P60"/>
      <text:p text:style-name="P61"><text:span text:style-name="T61_1">What<text:s/>causes<text:s/>CF<text:s/>:</text:span></text:p>
      <text:p text:style-name="P62"/>
      <text:p text:style-name="P63"><text:span text:style-name="T63_1">CF<text:s/>is<text:s/>caused<text:s/>by<text:s/>having<text:s/>two<text:s/>abnormal<text:s/>copies<text:s/>of<text:s/>the<text:s/>CF<text:s/>gene.<text:s/>CF<text:s/>cannot<text:s/>be<text:s/>caught<text:s/>or<text:s/>acquired.<text:s/>It<text:s/>can<text:s/>occur<text:s/>in<text:s/>people<text:s/>who<text:s/>have<text:s/>no<text:s/>known<text:s/>family<text:s/>history<text:s/>of<text:s/>the<text:s/>disease,<text:s/>both<text:s/>the<text:s/>father<text:s/>and<text:s/>mother<text:s/>must<text:s/>have<text:s/>the<text:s/>abnormal<text:s/>gene<text:s/>and<text:s/>they<text:s/>have<text:s/>a<text:s/>1<text:s/>in<text:s/>4<text:s/>chance<text:s/>of<text:s/>having<text:s/>a<text:s/>child<text:s/>with<text:s/>CF.<text:s/>If<text:s/>a<text:s/>couple<text:s/>has<text:s/>a<text:s/>child<text:s/>with<text:s/>CF<text:s/>than<text:s/>the<text:s/>rate<text:s/>changes<text:s/>to<text:s/>a<text:s/>50/50<text:s/>chance.
</text:span><text:span text:style-name="T63_2"><office:annotation><dc:creator>Grammarly</dc:creator><text:p text:style-name="P64"><text:span text:style-name="T64_1">Inserted:<text:s/>s</text:span></text:p></office:annotation></text:span><text:span text:style-name="T64_2"><office:annotation><dc:creator>Grammarly</dc:creator><text:p text:style-name="P65"><text:span text:style-name="T65_1">Inserted:<text:s/>u</text:span></text:p></office:annotation></text:span><text:span text:style-name="T65_2"><office:annotation><dc:creator>Grammarly</dc:creator><text:p text:style-name="P66"><text:span text:style-name="T66_1">Deleted:o</text:span></text:p></office:annotation></text:span><text:span text:style-name="T66_2"><office:annotation><dc:creator>Grammarly</dc:creator><text:p text:style-name="P67"><text:span text:style-name="T67_1">Deleted:ve</text:span></text:p></office:annotation></text:span></text:p>
      <text:p text:style-name="P68"/>
      <text:p text:style-name="P69"><text:span text:style-name="T69_1">Aim<text:s/>:</text:span></text:p>
      <text:p text:style-name="P70"/>
      <text:p text:style-name="P71"><text:span text:style-name="T71_1">The<text:s/>aim<text:s/>of<text:s/>this<text:s/>application<text:s/>is<text:s/>to<text:s/>target<text:s/>a<text:s/>specific<text:s/>CF<text:s/>age<text:s/>range<text:s/>(12<text:s/>to<text:s/>18)<text:s/>to<text:s/>monitor<text:s/>the<text:s/>physical<text:s/>activity<text:s/>progress<text:s/>they<text:s/>make<text:s/>through<text:s/>the<text:s/>3<text:s/>month<text:s/>period<text:s/>between<text:s/>the<text:s/>patient's<text:s/>scheduled<text:s/>doctors<text:s/>appointments.
</text:span><text:span text:style-name="T71_2"><office:annotation><dc:creator>Grammarly</dc:creator><text:p text:style-name="P72"><text:span text:style-name="T72_1">Inserted:<text:s/>'</text:span></text:p></office:annotation></text:span></text:p>
      <text:p text:style-name="P73"/>
      <text:p text:style-name="P74"><text:span text:style-name="T74_1">Why<text:s/>:</text:span></text:p>
      <text:p text:style-name="P75"/>
      <text:p text:style-name="P76"><text:span text:style-name="T76_1">The<text:s/>information<text:s/>that<text:s/>could<text:s/>be<text:s/>gathered<text:s/>from<text:s/>the<text:s/>3-month<text:s/>interval<text:s/>could<text:s/>provide<text:s/>a<text:s/>team<text:s/>of<text:s/>doctors<text:s/>with<text:s/>specific<text:s/>information<text:s/>that<text:s/>could<text:s/>help<text:s/>optimize<text:s/>the<text:s/>patient's<text:s/>treatment<text:s/>plans<text:s/>based<text:s/>on<text:s/>the<text:s/>data<text:s/>recovered.
</text:span><text:span text:style-name="T76_2"><office:annotation><dc:creator>Grammarly</dc:creator><text:p text:style-name="P77"><text:span text:style-name="T77_1">Inserted:<text:s/>n</text:span></text:p></office:annotation></text:span><text:span text:style-name="T77_2"><office:annotation><dc:creator>Grammarly</dc:creator><text:p text:style-name="P78"><text:span text:style-name="T78_1">Inserted:<text:s/>-</text:span></text:p></office:annotation></text:span><text:span text:style-name="T78_2"><office:annotation><dc:creator>Grammarly</dc:creator><text:p text:style-name="P79"><text:span text:style-name="T79_1">Deleted:ff</text:span></text:p></office:annotation></text:span></text:p>
      <text:p text:style-name="P80"/>
      <text:p text:style-name="P81"><text:span text:style-name="T81_1">The<text:s/>food<text:s/>diary<text:s/>would<text:s/>help<text:s/>build<text:s/>an<text:s/>accurate<text:s/>picture<text:s/>of<text:s/>the<text:s/>patients<text:s/>eating<text:s/>habits<text:s/>over<text:s/>the<text:s/>period<text:s/>and<text:s/>keep<text:s/>track<text:s/>of<text:s/>calories.<text:s/>It<text:s/>would<text:s/>help<text:s/>a<text:s/>dietician<text:s/>build<text:s/>a<text:s/>complete<text:s/>food<text:s/>plan<text:s/>for<text:s/>the<text:s/>patient.
</text:span><text:span text:style-name="T81_2"><office:annotation><dc:creator>Grammarly</dc:creator><text:p text:style-name="P82"><text:span text:style-name="T82_1">Deleted:'</text:span></text:p></office:annotation></text:span><text:span text:style-name="T82_2"><office:annotation><dc:creator>Grammarly</dc:creator><text:p text:style-name="P83"><text:span text:style-name="T83_1">Deleted:<text:s/>more</text:span></text:p></office:annotation></text:span></text:p>
      <text:p text:style-name="P84"/>
      <text:p text:style-name="P85"><text:span text:style-name="T85_1"><office:annotation><dc:creator>Lorcan Healy</dc:creator><text:p text:style-name="P86"><text:span text:style-name="T86_1">need<text:s/>to<text:s/>add<text:s/>diagram</text:span></text:p></office:annotation></text:span><text:span text:style-name="T86_2">
</text:span><text:span text:style-name="T86_3"><office:annotation><dc:creator>Grammarly</dc:creator><text:p text:style-name="P87"><text:span text:style-name="T87_1">Deleted:diagram</text:span></text:p></office:annotation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styles>
    <style:default-style style:family="paragraph">
      <style:paragraph-properties style:text-autospace="ideograph-alpha" fo:text-align="left" fo:text-indent="0cm" fo:line-height="115%" fo:margin-top="0cm" fo:margin-left="0cm" fo:margin-right="0cm" fo:orphans="2" fo:widows="2" fo:hyphenation-ladder-count="no-limit" style:tab-stop-distance="1.27cm"/>
      <style:text-properties style:use-window-font-color="true"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language="en" fo:language-asian="zh" fo:language-complex="hi" fo:country="US" fo:country-asian="CN" fo:country-complex="IN" fo:font-weight="normal" style:font-weight-asian="normal" style:text-underline-style="non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2pt" style:font-size-asian="12pt" style:font-size-complex="12pt" fo:font-weight="normal" style:font-weight-asian="normal" style:text-underline-style="none"/>
    </style:style>
    <style:style style:name="Heading_20_1" style:display-name="Heading 1" style:family="paragraph" style:parent-style-name="normal" style:default-outline-level="1">
      <style:paragraph-properties fo:line-height="100%" fo:margin-top="0.706cm" fo:margin-bottom="0.212cm" fo:keep-with-next="always" fo:keep-together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default-outline-level="2">
      <style:paragraph-properties fo:line-height="100%" fo:margin-top="0.635cm" fo:margin-bottom="0.212cm" fo:keep-with-next="always" fo:keep-together="always"/>
      <style:text-properties fo:font-size="16pt" style:font-size-asian="16pt" style:font-size-complex="16pt" fo:font-weight="normal" style:font-weight-asian="normal"/>
    </style:style>
    <style:style style:name="Heading_20_3" style:display-name="Heading 3" style:family="paragraph" style:parent-style-name="normal" style:default-outline-level="3">
      <style:paragraph-properties fo:line-height="100%" fo:margin-top="0.564cm" fo:margin-bottom="0.141cm" fo:keep-with-next="always" fo:keep-together="always"/>
      <style:text-properties fo:color="#434343" fo:font-size="14pt" style:font-size-asian="14pt" style:font-size-complex="14pt" fo:font-weight="normal" style:font-weight-asian="normal"/>
    </style:style>
    <style:style style:name="Heading_20_4" style:display-name="Heading 4" style:family="paragraph" style:parent-style-name="normal" style:default-outline-level="4">
      <style:paragraph-properties fo:line-height="100%" fo:margin-top="0.494cm" fo:margin-bottom="0.141cm" fo:keep-with-next="always" fo:keep-together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default-outline-level="5">
      <style:paragraph-properties fo:line-height="100%" fo:margin-top="0.423cm" fo:margin-bottom="0.141cm" fo:keep-with-next="always" fo:keep-together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default-outline-level="6">
      <style:paragraph-properties fo:line-height="100%" fo:margin-top="0.423cm" fo:margin-bottom="0.141cm" fo:keep-with-next="always" fo:keep-together="always"/>
      <style:text-properties fo:font-style="italic" style:font-style-asian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Caladea" fo:font-size="14pt" style:font-name-asian="Caladea" style:font-size-asian="14pt" style:font-name-complex="Caladea" style:font-size-complex="14pt"/>
    </style:style>
    <style:style style:name="Text_20_body" style:display-name="Text body" style:family="paragraph" style:parent-style-name="Standard">
      <style:paragraph-properties fo:line-height="120%" fo:margin-top="0cm" fo:margin-bottom="0.247cm"/>
    </style:style>
    <style:style style:name="List" style:family="paragraph" style:parent-style-name="Text_20_body"/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size-complex="12pt"/>
    </style:style>
    <style:style style:name="Index" style:family="paragraph" style:parent-style-name="Standard"/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style:writing-mode="lr-tb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Title" style:family="paragraph" style:parent-style-name="normal">
      <style:paragraph-properties fo:line-height="100%" fo:margin-top="0cm" fo:margin-bottom="0.106cm" fo:keep-with-next="always" fo:keep-together="always"/>
      <style:text-properties fo:font-size="26pt" style:font-size-asian="26pt" style:font-size-complex="26pt"/>
    </style:style>
    <style:style style:name="Subtitle" style:family="paragraph" style:parent-style-name="normal">
      <style:paragraph-properties fo:line-height="100%" fo:margin-top="0cm" fo:margin-bottom="0.564cm" fo:keep-with-next="always" fo:keep-together="always"/>
      <style:text-properties fo:font-style="normal" style:font-style-asian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list-style style:name="LS1">
      <text:list-level-style-number style:num-format="" text:style-name="List1Level0" text:level="1">
        <style:list-level-properties text:space-before="0cm" text:min-label-width="0.762cm" fo:text-align="start" text:list-level-position-and-space-mode="label-alignment">
          <style:list-level-label-alignment text:label-followed-by="listtab" fo:margin-left="0.762cm" fo:text-indent="-0.762cm"/>
        </style:list-level-properties>
      </text:list-level-style-number>
      <text:list-level-style-number style:num-format="" text:style-name="List1Level1" text:level="2">
        <style:list-level-properties text:space-before="0cm" text:min-label-width="1.016cm" fo:text-align="start" text:list-level-position-and-space-mode="label-alignment">
          <style:list-level-label-alignment text:label-followed-by="listtab" fo:margin-left="1.016cm" fo:text-indent="-1.016cm"/>
        </style:list-level-properties>
      </text:list-level-style-number>
      <text:list-level-style-number style:num-format="" text:style-name="List1Level2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" text:style-name="List1Level3" text:level="4">
        <style:list-level-properties text:space-before="0cm" text:min-label-width="1.524cm" fo:text-align="start" text:list-level-position-and-space-mode="label-alignment">
          <style:list-level-label-alignment text:label-followed-by="listtab" fo:margin-left="1.524cm" fo:text-indent="-1.524cm"/>
        </style:list-level-properties>
      </text:list-level-style-number>
      <text:list-level-style-number style:num-format="" text:style-name="List1Level4" text:level="5">
        <style:list-level-properties text:space-before="0cm" text:min-label-width="1.778cm" fo:text-align="start" text:list-level-position-and-space-mode="label-alignment">
          <style:list-level-label-alignment text:label-followed-by="listtab" fo:margin-left="1.778cm" fo:text-indent="-1.778cm"/>
        </style:list-level-properties>
      </text:list-level-style-number>
      <text:list-level-style-number style:num-format="" text:style-name="List1Level5" text:level="6">
        <style:list-level-properties text:space-before="0cm" text:min-label-width="2.032cm" fo:text-align="start" text:list-level-position-and-space-mode="label-alignment">
          <style:list-level-label-alignment text:label-followed-by="listtab" fo:margin-left="2.032cm" fo:text-indent="-2.032cm"/>
        </style:list-level-properties>
      </text:list-level-style-number>
      <text:list-level-style-number style:num-format="" text:style-name="List1Level6" text:level="7">
        <style:list-level-properties text:space-before="0cm" text:min-label-width="2.286cm" fo:text-align="start" text:list-level-position-and-space-mode="label-alignment">
          <style:list-level-label-alignment text:label-followed-by="listtab" fo:margin-left="2.286cm" fo:text-indent="-2.286cm"/>
        </style:list-level-properties>
      </text:list-level-style-number>
      <text:list-level-style-number style:num-format="" text:style-name="List1Level7" text:level="8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" text:style-name="List1Level8" text:level="9">
        <style:list-level-properties text:space-before="0cm" text:min-label-width="2.794cm" fo:text-align="start" text:list-level-position-and-space-mode="label-alignment">
          <style:list-level-label-alignment text:label-followed-by="listtab" fo:margin-left="2.794cm" fo:text-indent="-2.794cm"/>
        </style:list-level-properties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7.3.0.0</meta:generator>
    <dc:title/>
    <meta:initial-creator/>
    <dc:creator/>
    <meta:editing-cycles>0</meta:editing-cycles>
    <meta:document-statistic meta:page-count="3" meta:paragraph-count="36" meta:row-count="0" meta:word-count="491" meta:character-count="2745" meta:non-whitespace-character-count="2299"/>
  </office:meta>
</office:document-meta>
</file>